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Consolas, 'Andale Mono', 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1873"/>
    </style:style>
    <style:style style:name="P2" style:family="paragraph" style:parent-style-name="Standard">
      <style:text-properties fo:font-size="12pt" officeooo:paragraph-rsid="00141873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paragraph-rsid="00141873" style:font-size-asian="12pt" style:font-size-complex="12pt"/>
    </style:style>
    <style:style style:name="T1" style:family="text">
      <style:text-properties officeooo:rsid="00141873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141873"/>
    </style:style>
    <style:style style:name="T3" style:family="text">
      <style:text-properties fo:font-variant="normal" fo:text-transform="none" fo:color="#333333" fo:font-size="9.75pt" fo:letter-spacing="normal" fo:font-style="normal" fo:font-weight="normal" officeooo:rsid="00141873"/>
    </style:style>
    <style:style style:name="T4" style:family="text">
      <style:text-properties fo:font-variant="normal" fo:text-transform="none" fo:color="#333333" fo:letter-spacing="normal" fo:font-style="normal" fo:font-weight="normal" officeooo:rsid="00141873"/>
    </style:style>
    <style:style style:name="T5" style:family="text">
      <style:text-properties fo:font-variant="normal" fo:text-transform="none" fo:letter-spacing="normal" fo:font-style="normal" fo:font-weight="normal" officeooo:rsid="00141873"/>
    </style:style>
    <style:style style:name="T6" style:family="text">
      <style:text-properties fo:font-variant="normal" fo:text-transform="none" fo:letter-spacing="normal" fo:font-style="normal" fo:font-weight="normal" officeooo:rsid="00141873" style:font-size-asian="12pt" style:font-size-complex="12pt"/>
    </style:style>
    <style:style style:name="T7" style:family="text">
      <style:text-properties fo:font-variant="normal" fo:text-transform="none" style:font-name="Monaco" fo:font-size="9.75pt" fo:letter-spacing="normal" fo:font-style="normal" fo:font-weight="normal" officeooo:rsid="00141873"/>
    </style:style>
    <style:style style:name="T8" style:family="text">
      <style:text-properties fo:font-variant="normal" fo:text-transform="none" fo:font-size="9.75pt" fo:letter-spacing="normal" fo:font-style="normal" fo:font-weight="normal" officeooo:rsid="001418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mpile <text:s/>helloworld</text:span></text:p>
      <text:p text:style-name="P3"><text:span text:style-name="T1"/></text:p>
      <text:p text:style-name="P3"><text:span text:style-name="T1">helloworld.c and makefile are located in /home/edo/helloworld</text:span></text:p>
      <text:p text:style-name="P3"><text:span text:style-name="T1">folders usr, genromfs-0.5.1 and uClinux-dist-lpc_2478_stk are located in /opt/arm</text:span></text:p>
      <text:p text:style-name="P3"><text:span text:style-name="T1"/></text:p>
      <text:p text:style-name="P3"><text:span text:style-name="T1">Check if /opt/arm/uClinux-dist-lpc_2478_stk/tools has a file called ucfront-gcc. If NOT then first make uClinux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compiling helloworld</text:span></text:p>
      <text:p text:style-name="P3"><text:span text:style-name="T1"/></text:p>
      <text:p text:style-name="P3"><text:span text:style-name="T1">1)sudo su</text:span></text:p>
      <text:p text:style-name="P3"><text:span text:style-name="T1">2)cd /home/edo/helloworld</text:span></text:p>
      <text:p text:style-name="P3"><text:span text:style-name="T1">3)</text:span><text:span text:style-name="T5">export PATH=/opt/arm/usr/local/bin:/opt/arm/genromfs-0.5.1:$PATH</text:span></text:p>
      <text:p text:style-name="P3"><text:span text:style-name="T5">4)export PATH=/opt/arm/uClinux-dist-lpc_2478_stk/tools:$PATH</text:span></text:p>
      <text:p text:style-name="P3"><text:span text:style-name="T5">5)make</text:span></text:p>
      <text:p text:style-name="P2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Consolas, 'Andale Mono', 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S </meta:initial-creator>
    <meta:creation-date>2013-10-02T19:47:20</meta:creation-date>
    <dc:date>2013-10-02T19:58:52</dc:date>
    <dc:creator>EduarDOS </dc:creator>
    <meta:editing-duration>P0D</meta:editing-duration>
    <meta:editing-cycles>1</meta:editing-cycles>
    <meta:document-statistic meta:table-count="0" meta:image-count="0" meta:object-count="0" meta:page-count="1" meta:paragraph-count="10" meta:word-count="43" meta:character-count="458" meta:non-whitespace-character-count="424"/>
    <meta:generator>LibreOffice/4.0.2.2$Linux_x86 LibreOffice_project/400m0$Build-2</meta:generator>
  </office:meta>
</office:document-meta>
</file>